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4pt" fo:font-style="italic" style:font-size-asian="14pt" style:font-style-asian="italic" style:font-size-complex="14pt" style:font-style-complex="italic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fo:font-style="italic" style:text-underline-style="solid" style:text-underline-type="double" style:text-underline-width="auto" style:text-underline-color="font-color" style:font-size-asian="14pt" style:font-style-asian="italic" style:font-size-complex="14pt" style:font-style-complex="italic"/>
    </style:style>
    <style:style style:name="T3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frame draw:style-name="gr1" draw:text-style-name="P1" draw:layer="layout" svg:width="12.5cm" svg:height="0.899cm" svg:x="1.5cm" svg:y="1.5cm">
            <draw:text-box>
              <text:p><text:span text:style-name="T1">Gluelets(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)</text:span></text:p>
            </draw:text-box>
          </draw:frame>
          <draw:frame draw:style-name="gr2" draw:text-style-name="P2" draw:layer="layout" svg:width="8.637cm" svg:height="0.802cm" svg:x="4.205cm" svg:y="1.589cm">
            <draw:text-box>
              <text:p><text:span text:style-name="T2">id</text:span><text:span text:style-name="T3"> </text:span><text:span text:style-name="T4">,</text:span><text:span text:style-name="T4"><text:tab/></text:span><text:span text:style-name="T4">url ,</text:span><text:span text:style-name="T4"><text:tab/></text:span><text:span text:style-name="T4">implementationId,</text:span><text:span text:style-name="T4"><text:tab/></text:span><text:span text:style-name="T4">vle</text:span></text:p>
            </draw:text-box>
          </draw:frame>
        </draw:g>
        <draw:g>
          <draw:frame draw:style-name="gr2" draw:text-style-name="P1" draw:layer="layout" svg:width="13.188cm" svg:height="0.899cm" svg:x="2.5cm" svg:y="5cm">
            <draw:text-box>
              <text:p><text:span text:style-name="T1">InternalRegistry.ToolImplementations(</text:span><text:span text:style-name="T1"><text:tab/></text:span><text:span text:style-name="T1"><text:tab/></text:span><text:span text:style-name="T1">)</text:span></text:p>
            </draw:text-box>
          </draw:frame>
          <draw:frame draw:style-name="gr2" draw:text-style-name="P2" draw:layer="layout" svg:width="2.171cm" svg:height="0.802cm" svg:x="13cm" svg:y="5cm">
            <draw:text-box>
              <text:p><text:span text:style-name="T2">id</text:span><text:span text:style-name="T3"> </text:span><text:span text:style-name="T4">, </text:span><text:span text:style-name="T4"><text:tab/></text:span><text:span text:style-name="T4">...</text:span></text:p>
            </draw:text-box>
          </draw:frame>
        </draw:g>
        <draw:polyline draw:style-name="gr3" draw:text-style-name="P3" draw:layer="layout" svg:width="6.184cm" svg:height="4.853cm" draw:transform="skewX (-6.20426943460528E-017) rotate (0.982794901797822) translate (1.03846199175239cm 5.19230878020211cm)" svg:viewBox="0 0 6185 4854" draw:points="6185,11731 5270,12342 832,7488 0,8043 555,8875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Alfonso Velasco Villanueva</meta:initial-creator>
    <meta:creation-date>2010-03-24T16:01:15.73</meta:creation-date>
    <meta:generator>OpenOffice.org/3.2$Win32 OpenOffice.org_project/320m12$Build-9483</meta:generator>
    <dc:date>2010-04-19T17:12:43.09</dc:date>
    <dc:creator>David Alfonso Velasco Villanueva</dc:creator>
    <meta:editing-duration>PT02H35M08S</meta:editing-duration>
    <meta:editing-cycles>12</meta:editing-cycles>
    <meta:document-statistic meta:object-count="7"/>
  </office:meta>
</office:document-meta>
</file>